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cbe4" officeooo:paragraph-rsid="0002cbe4"/>
    </style:style>
    <style:style style:name="P2" style:family="paragraph" style:parent-style-name="Standard">
      <style:text-properties officeooo:rsid="0002cbe4" officeooo:paragraph-rsid="00035325"/>
    </style:style>
    <style:style style:name="P3" style:family="paragraph" style:parent-style-name="Standard">
      <style:text-properties officeooo:rsid="000470ac" officeooo:paragraph-rsid="000470ac"/>
    </style:style>
    <style:style style:name="P4" style:family="paragraph" style:parent-style-name="Standard">
      <style:text-properties officeooo:rsid="0004de02" officeooo:paragraph-rsid="0004de02"/>
    </style:style>
    <style:style style:name="P5" style:family="paragraph" style:parent-style-name="Standard">
      <style:text-properties officeooo:rsid="0004de02" officeooo:paragraph-rsid="00064247"/>
    </style:style>
    <style:style style:name="P6" style:family="paragraph" style:parent-style-name="Standard">
      <style:text-properties officeooo:rsid="000671a3" officeooo:paragraph-rsid="000671a3"/>
    </style:style>
    <style:style style:name="T1" style:family="text">
      <style:text-properties officeooo:rsid="00035325"/>
    </style:style>
    <style:style style:name="T2" style:family="text">
      <style:text-properties officeooo:rsid="000470ac"/>
    </style:style>
    <style:style style:name="T3" style:family="text">
      <style:text-properties officeooo:rsid="00064247"/>
    </style:style>
    <style:style style:name="T4" style:family="text">
      <style:text-properties officeooo:rsid="000671a3"/>
    </style:style>
    <style:style style:name="T5" style:family="text">
      <style:text-properties officeooo:rsid="0007ba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ample Websites:</text:p>
      <text:p text:style-name="P4"><text:tab/>Airbnb</text:p>
      <text:p text:style-name="P4"><text:tab/>Lyft</text:p>
      <text:p text:style-name="P1"/>
      <text:p text:style-name="P1">Vision:</text:p>
      <text:p text:style-name="P1"><text:tab/>Want to help international students by giving them more information</text:p>
      <text:p text:style-name="P1"><text:tab/>Push more Japanese International students</text:p>
      <text:p text:style-name="P1"><text:tab/>Disrupt information gathering methods (now is using agencies)</text:p>
      <text:p text:style-name="P1"><text:tab/><text:span text:style-name="T2">Focus on Graduate Students (MBA) – Will expand to undergraduates</text:span></text:p>
      <text:p text:style-name="P1"/>
      <text:p text:style-name="P1">Student Search:</text:p>
      <text:p text:style-name="P1"><text:tab/>Fill out criteria (GMAT, TOEFL, PRICING, CITIES/STATE) [4-5 questions)</text:p>
      <text:p text:style-name="P1"><text:tab/>Result Page – </text:p>
      <text:p text:style-name="P2"><text:tab/><text:tab/>A: List 3 schools that they match with <text:span text:style-name="T2">(Show specific information)</text:span></text:p>
      <text:p text:style-name="P2"><text:tab/><text:tab/><text:tab/><text:span text:style-name="T2">Want More Accurate Information? (Sign Up) Name, Email, More Criteria</text:span></text:p>
      <text:p text:style-name="P2"><text:tab/><text:tab/><text:tab/><text:span text:style-name="T1">Click on School → (Sign Up) Name, Email, More Criteria</text:span></text:p>
      <text:p text:style-name="P1"><text:tab/><text:span text:style-name="T2">Best Match –</text:span></text:p>
      <text:p text:style-name="P1"><text:tab/><text:tab/><text:span text:style-name="T2">Percentages/Ranking System</text:span></text:p>
      <text:p text:style-name="P1"/>
      <text:p text:style-name="P6">Tiers:</text:p>
      <text:p text:style-name="P6"><text:tab/>Stick to Free for now</text:p>
      <text:p text:style-name="P6"><text:tab/>W/O Sign Up</text:p>
      <text:p text:style-name="P6"><text:tab/><text:tab/>3 Matches</text:p>
      <text:p text:style-name="P6"><text:tab/><text:tab/>No School Searches</text:p>
      <text:p text:style-name="P6"><text:tab/>Sign Up</text:p>
      <text:p text:style-name="P6"><text:tab/><text:tab/>More (Optional) Criteria Questions (Increases accuracy and best match %)</text:p>
      <text:p text:style-name="P6"><text:tab/><text:tab/>Best Match %</text:p>
      <text:p text:style-name="P6"><text:tab/><text:tab/><text:span text:style-name="T5">Browse Schools</text:span></text:p>
      <text:p text:style-name="P1"/>
      <text:p text:style-name="P1"/>
      <text:p text:style-name="P3">List of Criteria:</text:p>
      <text:p text:style-name="P3"><text:tab/>TOEFL</text:p>
      <text:p text:style-name="P3"><text:tab/>IELTS</text:p>
      <text:p text:style-name="P3"><text:tab/>GMAT</text:p>
      <text:p text:style-name="P3"><text:tab/>GRE</text:p>
      <text:p text:style-name="P3"><text:tab/>Major</text:p>
      <text:p text:style-name="P3"><text:tab/>Tuition Range</text:p>
      <text:p text:style-name="P3"><text:tab/>Location (City, State)</text:p>
      <text:p text:style-name="P3"><text:tab/>Work Experience</text:p>
      <text:p text:style-name="P3"><text:tab/></text:p>
      <text:p text:style-name="P3"/>
      <text:p text:style-name="P4">Additional Features:</text:p>
      <text:p text:style-name="P4"><text:tab/><text:span text:style-name="T4">Map of Schools</text:span></text:p>
      <text:p text:style-name="P4"><text:tab/>Videos of Campuses</text:p>
      <text:p text:style-name="P4"><text:tab/><text:span text:style-name="T3">Resources (Blog) – no sign up necessary</text:span></text:p>
      <text:p text:style-name="P4"><text:tab/><text:tab/><text:span text:style-name="T3">What is a TOEFL?</text:span></text:p>
      <text:p text:style-name="P4"><text:tab/><text:tab/><text:span text:style-name="T3">Why Study Abroad?</text:span></text:p>
      <text:p text:style-name="P4"><text:tab/><text:tab/><text:span text:style-name="T3">Glossary (Information Section)</text:span></text:p>
      <text:p text:style-name="P4"><text:tab/><text:tab/><text:span text:style-name="T3">What is MBA?</text:span></text:p>
      <text:p text:style-name="P4"><text:soft-page-break/><text:tab/><text:tab/><text:span text:style-name="T3">What is MS Program?</text:span></text:p>
      <text:p text:style-name="P5"><text:tab/><text:span text:style-name="T3">FAQ – no sign up necessary</text:span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1:06:15.189436364</meta:creation-date>
    <dc:date>2014-09-18T12:19:19.098946633</dc:date>
    <meta:editing-duration>PT27M11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2" meta:paragraph-count="46" meta:word-count="167" meta:character-count="1117" meta:non-whitespace-character-count="932"/>
  </office:meta>
</office:document-meta>
</file>